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c9cb" officeooo:paragraph-rsid="000ac9cb"/>
    </style:style>
    <style:style style:name="P2" style:family="paragraph" style:parent-style-name="Standard">
      <style:text-properties style:font-name="Arial" officeooo:rsid="00037860" officeooo:paragraph-rsid="00037860"/>
    </style:style>
    <style:style style:name="P3" style:family="paragraph" style:parent-style-name="Subtitle">
      <style:text-properties style:font-name="Arial"/>
    </style:style>
    <style:style style:name="P4" style:family="paragraph" style:parent-style-name="Title">
      <style:text-properties style:font-name="Arial" fo:font-size="28pt" fo:font-weight="bold" officeooo:rsid="0023858c" officeooo:paragraph-rsid="002e893a" style:font-name-asian="Microsoft YaHei" style:font-size-asian="28pt" style:font-weight-asian="bold" style:font-name-complex="Arial1" style:font-size-complex="28pt" style:font-weight-complex="bold"/>
    </style:style>
    <style:style style:name="P5" style:family="paragraph" style:parent-style-name="Text_20_body">
      <style:text-properties style:font-name="Arial" officeooo:rsid="002e893a" officeooo:paragraph-rsid="002e893a"/>
    </style:style>
    <style:style style:name="P6" style:family="paragraph" style:parent-style-name="Text_20_body">
      <style:text-properties style:font-name="Arial" officeooo:rsid="002fea32" officeooo:paragraph-rsid="002fea32"/>
    </style:style>
    <style:style style:name="P7" style:family="paragraph" style:parent-style-name="Text_20_body">
      <style:text-properties style:font-name="Arial" officeooo:rsid="000d7b7b" officeooo:paragraph-rsid="002fea32"/>
    </style:style>
    <style:style style:name="P8" style:family="paragraph" style:parent-style-name="Standard">
      <style:text-properties style:font-name="Arial" officeooo:paragraph-rsid="0006f3e8"/>
    </style:style>
    <style:style style:name="P9" style:family="paragraph" style:parent-style-name="Heading_20_1">
      <style:text-properties style:font-name="Arial"/>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font-name="Arial" officeooo:rsid="002d34f8" officeooo:paragraph-rsid="002d34f8"/>
    </style:style>
    <style:style style:name="P12" style:family="paragraph" style:parent-style-name="Heading_20_3">
      <style:text-properties style:font-name="Arial"/>
    </style:style>
    <style:style style:name="P13" style:family="paragraph" style:parent-style-name="Heading_20_3">
      <style:text-properties officeooo:paragraph-rsid="0007c988"/>
    </style:style>
    <style:style style:name="P14" style:family="paragraph" style:parent-style-name="Heading_20_3">
      <style:text-properties officeooo:paragraph-rsid="002fea32"/>
    </style:style>
    <style:style style:name="P15" style:family="paragraph" style:parent-style-name="Text_20_body" style:list-style-name="L1">
      <style:text-properties style:font-name="Arial" officeooo:rsid="002fea32" officeooo:paragraph-rsid="002fea32"/>
    </style:style>
    <style:style style:name="P16" style:family="paragraph" style:parent-style-name="Text_20_body">
      <style:text-properties style:font-name="Arial" officeooo:rsid="002d34f8" officeooo:paragraph-rsid="002fea32"/>
    </style:style>
    <style:style style:name="P17" style:family="paragraph" style:parent-style-name="Text_20_body" style:list-style-name="L2">
      <style:text-properties style:font-name="Arial" fo:font-weight="normal" officeooo:rsid="002fea32" officeooo:paragraph-rsid="002fea32" style:font-weight-asian="normal" style:font-weight-complex="normal"/>
    </style:style>
    <style:style style:name="P18" style:family="paragraph" style:parent-style-name="Text_20_body" style:list-style-name="L2">
      <style:text-properties style:font-name="Arial" fo:font-weight="normal" officeooo:rsid="002fea32" officeooo:paragraph-rsid="003a1dbd" style:font-weight-asian="normal" style:font-weight-complex="normal"/>
    </style:style>
    <style:style style:name="P19" style:family="paragraph" style:parent-style-name="Text_20_body" style:list-style-name="L2">
      <style:text-properties style:font-name="Arial" fo:font-weight="normal" officeooo:rsid="002fea32" officeooo:paragraph-rsid="003b3e8c" style:font-weight-asian="normal" style:font-weight-complex="normal"/>
    </style:style>
    <style:style style:name="P20" style:family="paragraph" style:parent-style-name="Text_20_body" style:list-style-name="L2">
      <style:text-properties style:font-name="Arial" fo:font-weight="normal" officeooo:rsid="0034b004" officeooo:paragraph-rsid="0034b004" style:font-weight-asian="normal" style:font-weight-complex="normal"/>
    </style:style>
    <style:style style:name="P21" style:family="paragraph" style:parent-style-name="Text_20_body" style:list-style-name="L2">
      <style:text-properties style:font-name="Arial" fo:font-weight="bold" officeooo:rsid="002fea32" officeooo:paragraph-rsid="002fea32" style:font-weight-asian="bold" style:font-weight-complex="bold"/>
    </style:style>
    <style:style style:name="P22" style:family="paragraph" style:parent-style-name="Text_20_body">
      <style:text-properties style:font-name="Arial" officeooo:rsid="003e76e9" officeooo:paragraph-rsid="003e76e9"/>
    </style:style>
    <style:style style:name="P23" style:family="paragraph" style:parent-style-name="Text_20_body">
      <style:text-properties style:font-name="Arial" officeooo:rsid="003fd711" officeooo:paragraph-rsid="003fd711"/>
    </style:style>
    <style:style style:name="P24" style:family="paragraph" style:parent-style-name="Text_20_body" style:list-style-name="L2">
      <style:text-properties officeooo:paragraph-rsid="003b3e8c"/>
    </style:style>
    <style:style style:name="P25" style:family="paragraph" style:parent-style-name="Text_20_body">
      <style:text-properties officeooo:paragraph-rsid="002fea32"/>
    </style:style>
    <style:style style:name="T1" style:family="text">
      <style:text-properties officeooo:rsid="00096f55"/>
    </style:style>
    <style:style style:name="T2" style:family="text">
      <style:text-properties officeooo:rsid="002e893a"/>
    </style:style>
    <style:style style:name="T3" style:family="text">
      <style:text-properties style:font-name="Arial"/>
    </style:style>
    <style:style style:name="T4" style:family="text">
      <style:text-properties style:font-name="Arial" officeooo:rsid="002e893a"/>
    </style:style>
    <style:style style:name="T5" style:family="text">
      <style:text-properties style:font-name="Arial" officeooo:rsid="002fea32"/>
    </style:style>
    <style:style style:name="T6" style:family="text">
      <style:text-properties style:font-name="Arial" fo:font-size="14.1000003814697pt" fo:font-weight="bold" officeooo:rsid="002fea32" style:font-name-asian="Microsoft YaHei" style:font-size-asian="14.1000003814697pt" style:font-weight-asian="bold" style:font-name-complex="Arial1" style:font-size-complex="14.1000003814697pt" style:font-weight-complex="bold"/>
    </style:style>
    <style:style style:name="T7" style:family="text">
      <style:text-properties style:font-name="Arial" fo:font-size="14.1000003814697pt" fo:font-weight="bold" officeooo:rsid="003e76e9" style:font-name-asian="Microsoft YaHei" style:font-size-asian="14.1000003814697pt" style:font-weight-asian="bold" style:font-name-complex="Arial1" style:font-size-complex="14.1000003814697pt" style:font-weight-complex="bold"/>
    </style:style>
    <style:style style:name="T8" style:family="text">
      <style:text-properties style:font-name="Arial" fo:font-weight="normal" officeooo:rsid="002fea32" style:font-weight-asian="normal" style:font-weight-complex="normal"/>
    </style:style>
    <style:style style:name="T9" style:family="text">
      <style:text-properties style:font-name="Arial" fo:font-weight="normal" officeooo:rsid="003b3e8c" style:font-weight-asian="normal" style:font-weight-complex="normal"/>
    </style:style>
    <style:style style:name="T10" style:family="text">
      <style:text-properties style:font-name="Arial" fo:font-weight="bold" officeooo:rsid="002fea32" style:font-weight-asian="bold" style:font-weight-complex="bold"/>
    </style:style>
    <style:style style:name="T11" style:family="text">
      <style:text-properties style:font-name="Arial" officeooo:rsid="000d7b7b"/>
    </style:style>
    <style:style style:name="T12" style:family="text">
      <style:text-properties style:font-name="Arial" officeooo:rsid="003fd711"/>
    </style:style>
    <style:style style:name="T13" style:family="text">
      <style:text-properties officeooo:rsid="00332a50"/>
    </style:style>
    <style:style style:name="T14" style:family="text">
      <style:text-properties fo:font-weight="bold" style:font-weight-asian="bold" style:font-weight-complex="bold"/>
    </style:style>
    <style:style style:name="T15" style:family="text">
      <style:text-properties fo:font-weight="bold" officeooo:rsid="003b3e8c" style:font-weight-asian="bold" style:font-weight-complex="bold"/>
    </style:style>
    <style:style style:name="T16" style:family="text">
      <style:text-properties officeooo:rsid="0034b004"/>
    </style:style>
    <style:style style:name="T17" style:family="text">
      <style:text-properties fo:font-style="italic" officeooo:rsid="003e76e9"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e76e9" style:font-style-asian="normal" style:font-style-complex="normal"/>
    </style:style>
    <style:style style:name="T20" style:family="text">
      <style:text-properties fo:font-style="normal" fo:font-weight="normal" officeooo:rsid="0034b004" style:font-style-asian="normal" style:font-weight-asian="normal" style:font-style-complex="normal" style:font-weight-complex="normal"/>
    </style:style>
    <style:style style:name="T21" style:family="text">
      <style:text-properties officeooo:rsid="00369392"/>
    </style:style>
    <style:style style:name="T22" style:family="text">
      <style:text-properties officeooo:rsid="003a1dbd"/>
    </style:style>
    <style:style style:name="T23" style:family="text">
      <style:text-properties officeooo:rsid="003b3e8c"/>
    </style:style>
    <style:style style:name="T24" style:family="text">
      <style:text-properties officeooo:rsid="003e76e9"/>
    </style:style>
    <style:style style:name="T25" style:family="text">
      <style:text-properties officeooo:rsid="003fd7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AT MS555 <text:span text:style-name="T2">Midterm</text:span></text:p>
      <text:p text:style-name="P4">“<text:span text:style-name="T2">Alien Invasion”</text:span></text:p>
      <text:p text:style-name="P2"/>
      <text:h text:style-name="P9" text:outline-level="1">Problem Statement</text:h>
      <text:p text:style-name="P5">The governor of Ohio has been caught swindling Ohio taxpayers out of their money through corn subsidy kickbacks and the story is going to break to the press in 48 hours. Before that point, we need to flood the media with credible-enough stories of an alien invasion that news outlets are too busy to cover a story as mundane as a scandal.</text:p>
      <text:h text:style-name="P9" text:outline-level="1">Gold Card</text:h>
      <text:h text:style-name="P12" text:outline-level="3">Cost</text:h>
      <text:p text:style-name="Text_20_body"><text:span text:style-name="T3">(Undefined, </text:span><text:span text:style-name="T4">unlikely to exceed 1 million.</text:span><text:span text:style-name="T3">)</text:span></text:p>
      <text:h text:style-name="P12" text:outline-level="3">Schedule</text:h>
      <text:p text:style-name="P5">48 hours</text:p>
      <text:h text:style-name="P12" text:outline-level="3">Scope</text:h>
      <text:list xml:id="list2608726441" text:style-name="L1">
        <text:list-item>
          <text:p text:style-name="P15">Purchase &amp; destroy an abandoned farm.</text:p>
        </text:list-item>
        <text:list-item>
          <text:p text:style-name="P15">Create &amp; destroy a miniature version of the above farm.</text:p>
        </text:list-item>
        <text:list-item>
          <text:p text:style-name="P15">Film, edit, and release video evidence of an alien invasion.</text:p>
        </text:list-item>
        <text:list-item>
          <text:p text:style-name="P15">Write, edit, and release documents to back up the above video evidence.</text:p>
        </text:list-item>
      </text:list>
      <text:h text:style-name="P12" text:outline-level="3">The Problem</text:h>
      <text:p text:style-name="P6">Flood the internet with enough evidence of a proven alien encounter that press outlets and conspiracy theorists snowball the story big enough that it overshadows the scandal.</text:p>
      <text:h text:style-name="P12" text:outline-level="3">The Customer<text:span text:style-name="T1">s</text:span></text:h>
      <text:p text:style-name="Text_20_body"><text:span text:style-name="T5">The governor of Ohio, the news media, and the Ohio taxpayers</text:span><text:span text:style-name="T3">.</text:span></text:p>
      <text:p text:style-name="P2"/>
      <text:h text:style-name="P11" text:outline-level="1">Stakeholder Analysis</text:h>
      <text:h text:style-name="P13" text:outline-level="3"><text:span text:style-name="T6">Governor</text:span><text:span text:style-name="T3"> </text:span></text:h>
      <text:p text:style-name="P7">The <text:span text:style-name="T24">governor is the primary stakeholder and has</text:span><text:span text:style-name="T17"> theoretically</text:span><text:span text:style-name="T19"> the most to lose if the project goes south, though as a politician most likely he will evade any blame regardless of outcome.</text:span><text:span text:style-name="T18"> </text:span></text:p>
      <text:h text:style-name="P14" text:outline-level="3"><text:span text:style-name="T6">Senior Staffers</text:span><text:span text:style-name="T3"> </text:span></text:h>
      <text:p text:style-name="P16">The <text:span text:style-name="T24">senior staffers are all stakeholders because they are complicit in this scheme. If it goes south, they are likely to lose their current jobs and will possibly be held legally liable</text:span> <text:span text:style-name="T24">for their contributions.</text:span></text:p>
      <text:h text:style-name="P14" text:outline-level="3"><text:span text:style-name="T6">Junior Staffers &amp; Interns</text:span><text:span text:style-name="T3"> </text:span></text:h>
      <text:p text:style-name="P7">The <text:span text:style-name="T24">junior staffers and interns are stakeholders much like the senior staffers, but hopefully only in that they may lose their jobs if the plan doesn’t work. Junior staffers should be avoided during this scheme, as loose lips sink ships.</text:span></text:p>
      <text:h text:style-name="P14" text:outline-level="3"><text:span text:style-name="T6">The Press</text:span><text:span text:style-name="T3"> </text:span></text:h>
      <text:p text:style-name="P7">The <text:span text:style-name="T24">press are one of the target audiences for the scheme. Proper news media outlets need to pick up the alien invasion story in order to drown out the oncoming political graft story.</text:span></text:p>
      <text:h text:style-name="P14" text:outline-level="3"><text:span text:style-name="T6">Conspiracy Theorists</text:span><text:span text:style-name="T3"> </text:span></text:h>
      <text:p text:style-name="P22">Conspiracy theorists are secondary stakeholder to the press, as if our scheme engages the conspiracy theorists and truthers then the story will spin organically on its and blow up.</text:p>
      <text:h text:style-name="P14" text:outline-level="3"><text:span text:style-name="T6">Farm Owner</text:span><text:span text:style-name="T3"> </text:span></text:h>
      <text:p text:style-name="P22">The farm we explode is owned by someone whether it’s a citizen, a bank, or the state. They’re a stakeholder because they’ll either be gaining money in exchange for their property (ideally) or the victim in an unfortunate arson incident.</text:p>
      <text:h text:style-name="P14" text:outline-level="3"><text:span text:style-name="T6">Legal Team</text:span><text:span text:style-name="T3"> </text:span></text:h>
      <text:p text:style-name="P22">Literally every aspect of this plan is illegal, making our legal team incredibly important. Hopefully everything goes off without a hitch and they aren’t needed, but if there are any slip-ups the legal team will really come in handy.</text:p>
      <text:h text:style-name="P14" text:outline-level="3"><text:span text:style-name="T6">Ohio Taxpayers</text:span><text:span text:style-name="T3"> </text:span></text:h>
      <text:p text:style-name="P22">The Ohio taxpayers are unknowing stakeholders in this plan because not only is the story we’re trying to cover up about their tax dollars being improperly allocated, but we’re likely using their tax money to fund the cover-up.</text:p>
      <text:h text:style-name="P14" text:outline-level="3"><text:soft-page-break/><text:span text:style-name="T6">Miniature Maker</text:span><text:span text:style-name="T3"> </text:span></text:h>
      <text:p text:style-name="P7">The <text:span text:style-name="T24">miniature maker hired for this project will be a stakeholder of paramount importance. Without a realistic model to blow up it’s going to be difficult to convince enough people that this alien attack is real.</text:span></text:p>
      <text:h text:style-name="P14" text:outline-level="3"><text:span text:style-name="T6">Video Editor</text:span><text:span text:style-name="T7">(s)</text:span><text:span text:style-name="T3"> </text:span></text:h>
      <text:p text:style-name="P7">The <text:span text:style-name="T24">video editor stakeholder will be responsible for taking the appropriate footage and making something believable out of it. They’ll need to doctor the footage enough to make the real and miniature farms mesh together well enough to be convincing, but not so much that it’s obviously edited.</text:span></text:p>
      <text:h text:style-name="P14" text:outline-level="3"><text:span text:style-name="T6">Film Crew</text:span><text:span text:style-name="T7">(s)</text:span></text:h>
      <text:p text:style-name="P7">The <text:span text:style-name="T25">film crews will be responsible for filming enough comparable footage both of the real farm and the miniature farm that the video editor can properly stitch together the footage.</text:span></text:p>
      <text:h text:style-name="P14" text:outline-level="3"><text:span text:style-name="T6">Writer</text:span><text:span text:style-name="T7">(s)</text:span></text:h>
      <text:p text:style-name="P7">The <text:span text:style-name="T25">writer or writers will be responsible for writing and editing convincing reports that will serve as ‘leaked’ evidence of an alien invasion and government cover-up, as well as the initial social media posts that kick off the conspiracy theories.</text:span></text:p>
      <text:h text:style-name="P14" text:outline-level="3"><text:span text:style-name="T6">Online Influencers</text:span><text:span text:style-name="T3"> </text:span></text:h>
      <text:p text:style-name="P23">Online influencers are another unwitting stakeholder, in that they will provide a much needed boost to the validity of the evidence we make available to the public. Rarely do followers of an influencer do their own legwork in determining the validity of claims, which we can use for our own gain.</text:p>
      <text:h text:style-name="P14" text:outline-level="3"><text:span text:style-name="T6">Demolition Company</text:span><text:span text:style-name="T3"> </text:span></text:h>
      <text:p text:style-name="P25"><text:span text:style-name="T11">The </text:span><text:span text:style-name="T12">demolition company we hire to bulldoze and fully destroy the farm will add an additional layer of credibility to the story of an invasion and government cover-up. As an exterior group, their only view into this scheme is that they were hired to urgently bulldoze a random farm in the middle of Ohio that exploded, and were paid handsomely for the trouble.</text:span></text:p>
      <text:p text:style-name="P8"/>
      <text:h text:style-name="P10" text:outline-level="1">WBS Costing Breakout</text:h>
      <text:list xml:id="list4015255224" text:style-name="L2">
        <text:list-item>
          <text:p text:style-name="P21">Farm</text:p>
          <text:list>
            <text:list-item>
              <text:p text:style-name="P21">Secure Farm</text:p>
              <text:list>
                <text:list-item>
                  <text:p text:style-name="P17"><text:span text:style-name="T14">Find Available Farm</text:span><text:line-break/><text:span text:style-name="T13">[Hourly wage] x 2-3 hours searching for suitable property.</text:span></text:p>
                </text:list-item>
                <text:list-item>
                  <text:p text:style-name="P17"><text:span text:style-name="T14">Purchase Farm</text:span><text:line-break/><text:span text:style-name="T13">[Cost of property] based on location and current state, plus a fee for expedited sale.</text:span></text:p>
                </text:list-item>
              </text:list>
            </text:list-item>
            <text:list-item>
              <text:p text:style-name="P21">Secure Explosives</text:p>
              <text:list>
                <text:list-item>
                  <text:p text:style-name="P17"><text:span text:style-name="T14">Find Available Explosives</text:span><text:line-break/><text:span text:style-name="T13">[Hourly wage] x 3-6 hours searching for suitable seller.</text:span></text:p>
                </text:list-item>
                <text:list-item>
                  <text:p text:style-name="P17"><text:span text:style-name="T14">Purchase Explosives</text:span><text:line-break/><text:span text:style-name="T13">[Cost of explosives] based on comparable commercial explosive sales, plus a fee for an expedited sale.</text:span></text:p>
                </text:list-item>
                <text:list-item>
                  <text:p text:style-name="P17"><text:span text:style-name="T14">Transport Explosives</text:span><text:line-break/><text:span text:style-name="T13">[Hourly wage] x 2-4 hours driving time.</text:span></text:p>
                </text:list-item>
              </text:list>
            </text:list-item>
            <text:list-item>
              <text:p text:style-name="P21">Demolition Crew</text:p>
              <text:list>
                <text:list-item>
                  <text:p text:style-name="P17"><text:span text:style-name="T14">Locate Demolition Crew</text:span><text:line-break/><text:span text:style-name="T13">[Hourly wage] x 2-3 hours searching for suitable company.</text:span></text:p>
                </text:list-item>
                <text:list-item>
                  <text:p text:style-name="P17"><text:span text:style-name="T14">Hire Demolition Crew</text:span><text:line-break/><text:span text:style-name="T13">[Cost of demolition company] based on comparable situations, plus fee for expediency, plus fee for ‘hazardous’ materials.</text:span></text:p>
                </text:list-item>
              </text:list>
            </text:list-item>
            <text:list-item>
              <text:p text:style-name="P21">Demolish Farm</text:p>
              <text:list>
                <text:list-item>
                  <text:p text:style-name="P17"><text:span text:style-name="T14">Plant Explosives</text:span><text:line-break/><text:span text:style-name="T16">[Hourly wage] x 1 hour</text:span></text:p>
                </text:list-item>
                <text:list-item>
                  <text:p text:style-name="P21">Detonate Explosives<text:line-break/><text:span text:style-name="T20">No independent cost.</text:span></text:p>
                </text:list-item>
                <text:list-item>
                  <text:p text:style-name="P17"><text:span text:style-name="T14">Monitor/Extinguish Fires</text:span><text:line-break/><text:span text:style-name="T16">[Hourly wage] x 3 hours ensuring we don’t burn down any neighboring properties.</text:span></text:p>
                </text:list-item>
                <text:list-item>
                  <text:p text:style-name="P21">Bulldoze Farm</text:p>
                  <text:p text:style-name="P20">Price built into 1.3.2.</text:p>
                </text:list-item>
              </text:list>
            </text:list-item>
            <text:list-item>
              <text:p text:style-name="P21">Record Demolition</text:p>
              <text:list>
                <text:list-item>
                  <text:p text:style-name="P21">Film Explosion</text:p>
                  <text:p text:style-name="P20"><text:soft-page-break/>[Hourly wage] x 2 hours filming.</text:p>
                </text:list-item>
                <text:list-item>
                  <text:p text:style-name="P17"><text:span text:style-name="T14">Film Fire B-Roll</text:span><text:line-break/><text:span text:style-name="T16">[Hourly wage] x 2 hours filming.</text:span></text:p>
                </text:list-item>
                <text:list-item>
                  <text:p text:style-name="P17"><text:span text:style-name="T14">Film Aftermath B-Roll</text:span><text:line-break/><text:span text:style-name="T16">[Hourly wage] x 2 hours filming.</text:span></text:p>
                </text:list-item>
              </text:list>
            </text:list-item>
          </text:list>
        </text:list-item>
        <text:list-item>
          <text:p text:style-name="P21">Miniatures</text:p>
          <text:list>
            <text:list-item>
              <text:p text:style-name="P21">Miniature Builder</text:p>
              <text:list>
                <text:list-item>
                  <text:p text:style-name="P17"><text:span text:style-name="T14">Locate Miniature Builder</text:span><text:line-break/><text:span text:style-name="T21">[Hourly wage] x 2-3 hours searching for suitable artist.</text:span></text:p>
                </text:list-item>
                <text:list-item>
                  <text:p text:style-name="P17"><text:span text:style-name="T14">Hire Miniature Builder</text:span><text:line-break/><text:span text:style-name="T21">[Cost of builder] based on comparable situations, plus fee for expediency.</text:span></text:p>
                </text:list-item>
              </text:list>
            </text:list-item>
            <text:list-item>
              <text:p text:style-name="P21">Record Farm Schematics</text:p>
              <text:list>
                <text:list-item>
                  <text:p text:style-name="P17"><text:span text:style-name="T14">Map and Measure Farm</text:span><text:line-break/><text:span text:style-name="T22">[Hourly wage] x 3 hours measuring property.</text:span></text:p>
                </text:list-item>
                <text:list-item>
                  <text:p text:style-name="P17"><text:span text:style-name="T14">Fully Photograph Farm</text:span><text:line-break/><text:span text:style-name="T22">[Hourly wage] x 1 hour photographing property.</text:span></text:p>
                </text:list-item>
                <text:list-item>
                  <text:p text:style-name="P17"><text:span text:style-name="T14">Deliver Details to Builder</text:span><text:line-break/><text:span text:style-name="T22">No independent cost.</text:span></text:p>
                </text:list-item>
              </text:list>
            </text:list-item>
            <text:list-item>
              <text:p text:style-name="P21">Build Miniature</text:p>
              <text:list>
                <text:list-item>
                  <text:p text:style-name="P17"><text:span text:style-name="T14">Build Farmhouse Replica</text:span><text:line-break/><text:span text:style-name="T22">Price built into 2.1.2.</text:span></text:p>
                </text:list-item>
                <text:list-item>
                  <text:p text:style-name="P18"><text:span text:style-name="T14">Build Farmland Replica</text:span><text:line-break/><text:span text:style-name="T22">Price built into 2.1.2.</text:span></text:p>
                </text:list-item>
                <text:list-item>
                  <text:p text:style-name="P18"><text:span text:style-name="T14">Build Background Pieces</text:span><text:line-break/><text:span text:style-name="T22">Price built into 2.1.2.</text:span></text:p>
                </text:list-item>
                <text:list-item>
                  <text:p text:style-name="P18"><text:span text:style-name="T14">Build UFO Props</text:span><text:line-break/><text:span text:style-name="T22">Price built into 2.1.2.</text:span></text:p>
                </text:list-item>
              </text:list>
            </text:list-item>
            <text:list-item>
              <text:p text:style-name="P21">Record Demolition</text:p>
              <text:list>
                <text:list-item>
                  <text:p text:style-name="P17"><text:span text:style-name="T14">Film Explosion</text:span><text:line-break/><text:span text:style-name="T23">[Hourly wage] x 1 hour recording</text:span></text:p>
                </text:list-item>
                <text:list-item>
                  <text:p text:style-name="P17"><text:span text:style-name="T14">Film UFO Fly-By</text:span><text:line-break/><text:span text:style-name="T23">[Hourly wage] x 2 hours recording</text:span></text:p>
                </text:list-item>
                <text:list-item>
                  <text:p text:style-name="P17"><text:span text:style-name="T14">Film Fire B-Roll</text:span><text:line-break/><text:span text:style-name="T23">[Hourly wage] x 1 hour recording</text:span></text:p>
                </text:list-item>
                <text:list-item>
                  <text:p text:style-name="P17"><text:soft-page-break/><text:span text:style-name="T14">Film Aftermath B-Roll</text:span><text:line-break/><text:span text:style-name="T23">[Hourly wage] x 1 hour recording</text:span></text:p>
                </text:list-item>
              </text:list>
            </text:list-item>
          </text:list>
        </text:list-item>
        <text:list-item>
          <text:p text:style-name="P21">Video Editing</text:p>
          <text:list>
            <text:list-item>
              <text:p text:style-name="P17"><text:span text:style-name="T14">Footage Color Grading</text:span><text:line-break/><text:span text:style-name="T23">[Hourly wage] x 1 hour processing footage.</text:span></text:p>
            </text:list-item>
            <text:list-item>
              <text:p text:style-name="P17"><text:span text:style-name="T14">Splicing and Editing</text:span><text:line-break/><text:span text:style-name="T23">[Hourly wage] x 4 hours editing footage.</text:span></text:p>
            </text:list-item>
            <text:list-item>
              <text:p text:style-name="P17"><text:span text:style-name="T14">Post FX Pass</text:span><text:line-break/><text:span text:style-name="T23">[Hourly wage] x 2 hours applying appropriate FX.</text:span></text:p>
            </text:list-item>
          </text:list>
        </text:list-item>
        <text:list-item>
          <text:p text:style-name="P21">Copywriting</text:p>
          <text:list>
            <text:list-item>
              <text:p text:style-name="P21">"Leaked" Documents</text:p>
              <text:list>
                <text:list-item>
                  <text:p text:style-name="P17"><text:span text:style-name="T14">FAA Report</text:span><text:line-break/><text:span text:style-name="T23">[Hourly wage] x 1 hour writing and editing document.</text:span></text:p>
                </text:list-item>
                <text:list-item>
                  <text:p text:style-name="P19"><text:span text:style-name="T14">Crime Scene Report</text:span><text:line-break/><text:span text:style-name="T23">[Hourly wage] x 1 hour writing and editing document.</text:span></text:p>
                </text:list-item>
                <text:list-item>
                  <text:p text:style-name="P19"><text:span text:style-name="T14">Witness Interviews</text:span><text:line-break/><text:span text:style-name="T23">[Hourly wage] x 1 hour writing and editing document.</text:span></text:p>
                </text:list-item>
                <text:list-item>
                  <text:p text:style-name="P19"><text:span text:style-name="T14">Govern</text:span><text:span text:style-name="T15">o</text:span><text:span text:style-name="T14">r's Statement</text:span><text:line-break/><text:span text:style-name="T23">[Hourly wage] x 1 hour writing and editing document.</text:span></text:p>
                </text:list-item>
              </text:list>
            </text:list-item>
            <text:list-item>
              <text:p text:style-name="P21">Social Media Leads</text:p>
              <text:list>
                <text:list-item>
                  <text:p text:style-name="P19"><text:span text:style-name="T14">Reddit Posts</text:span><text:line-break/><text:span text:style-name="T23">[Hourly wage] x 1 hour writing and editing post.</text:span></text:p>
                </text:list-item>
                <text:list-item>
                  <text:p text:style-name="P19"><text:span text:style-name="T14">4Chan Posts</text:span><text:line-break/><text:span text:style-name="T23">[Hourly wage] x 1 hour writing and editing post.</text:span></text:p>
                </text:list-item>
                <text:list-item>
                  <text:p text:style-name="P24"><text:span text:style-name="T10">Twitter Posts</text:span><text:span text:style-name="T8"><text:line-break/></text:span><text:span text:style-name="T9">[Hourly wage] x 1 hour writing and editing post.</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c9cb" officeooo:paragraph-rsid="000ac9cb"/>
    </style:style>
    <style:page-layout style:name="Mpm1">
      <style:page-layout-properties fo:page-width="8.5in" fo:page-height="11in" style:num-format="1" style:print-orientation="portrait" fo:margin-top="0.65in" fo:margin-bottom="0.65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4:35:56.722000000</meta:creation-date>
    <dc:date>2020-06-13T00:26:15.230000000</dc:date>
    <meta:editing-duration>PT2H42M33S</meta:editing-duration>
    <meta:editing-cycles>31</meta:editing-cycles>
    <meta:generator>LibreOffice/6.3.6.2$Windows_X86_64 LibreOffice_project/2196df99b074d8a661f4036fca8fa0cbfa33a497</meta:generator>
    <meta:document-statistic meta:table-count="0" meta:image-count="0" meta:object-count="0" meta:page-count="6" meta:paragraph-count="103" meta:word-count="1221" meta:character-count="7394" meta:non-whitespace-character-count="6319"/>
  </office:meta>
</office:document-meta>
</file>